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4.25cm" fo:min-width="22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cc00" draw:fill="hatch" draw:fill-color="#ffffff" draw:fill-hatch-name="Hatching_20_6" draw:fill-hatch-solid="false" draw:textarea-horizontal-align="justify" draw:textarea-vertical-align="middle" draw:auto-grow-height="false" fo:min-height="10.95cm" fo:min-width="20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objectwithoutfill">
      <style:graphic-properties draw:stroke="dash" draw:stroke-dash="Dashed_20__28_var_29_" svg:stroke-color="#00cc00" draw:fill="none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8pt" style:font-size-complex="18pt"/>
    </style:style>
    <style:style style:name="P3" style:family="paragraph">
      <loext:graphic-properties draw:fill="hatch" draw:fill-color="#ffffff" draw:fill-hatch-name="Hatching_20_6" draw:fill-hatch-solid="fals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ff" fo:font-size="18pt" fo:font-weight="bold"/>
    </style:style>
    <style:style style:name="P6" style:family="paragraph">
      <loext:graphic-properties draw:fill="none" draw:fill-color="#ffffff"/>
      <style:text-properties fo:color="#0000ff" fo:font-size="18pt" fo:font-weight="bold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23.1cm" svg:height="14.5cm" svg:x="2.2cm" svg:y="2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4cm" svg:height="0.645cm" svg:x="11.7cm" svg:y="17.055cm">
          <draw:text-box>
            <text:p><text:span text:style-name="T1">rectangle.frame</text:span></text:p>
          </draw:text-box>
        </draw:frame>
        <draw:custom-shape draw:style-name="gr3" draw:text-style-name="P3" draw:layer="layout" svg:width="20.5cm" svg:height="11.2cm" svg:x="3.4cm" svg:y="4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0.645cm" svg:x="17.1cm" svg:y="15.4cm">
          <draw:text-box>
            <text:p><text:span text:style-name="T1">rectangle.player</text:span></text:p>
          </draw:text-box>
        </draw:frame>
        <draw:line draw:style-name="gr4" draw:text-style-name="P4" draw:layer="layout" svg:x1="1.5cm" svg:y1="5.5cm" svg:x2="26.4cm" svg:y2="5.5cm">
          <text:p/>
        </draw:line>
        <draw:line draw:style-name="gr4" draw:text-style-name="P4" draw:layer="layout" svg:x1="1.5cm" svg:y1="13.8cm" svg:x2="26.4cm" svg:y2="13.8cm">
          <text:p/>
        </draw:line>
        <draw:frame draw:style-name="gr2" draw:text-style-name="P2" draw:layer="layout" svg:width="1.886cm" svg:height="0.645cm" svg:x="25.6cm" svg:y="5.456cm">
          <draw:text-box>
            <text:p><text:span text:style-name="T1">slicer.top</text:span></text:p>
          </draw:text-box>
        </draw:frame>
        <draw:frame draw:style-name="gr2" draw:text-style-name="P2" draw:layer="layout" svg:width="2.471cm" svg:height="0.645cm" svg:x="25.6cm" svg:y="13.757cm">
          <draw:text-box>
            <text:p><text:span text:style-name="T1">slicer.bottom</text:span></text:p>
          </draw:text-box>
        </draw:frame>
        <draw:line draw:style-name="gr4" draw:text-style-name="P4" draw:layer="layout" svg:x1="4.9cm" svg:y1="1.9cm" svg:x2="4.9cm" svg:y2="18.4cm">
          <text:p/>
        </draw:line>
        <draw:line draw:style-name="gr4" draw:text-style-name="P4" draw:layer="layout" svg:x1="20.3cm" svg:y1="1.9cm" svg:x2="20.3cm" svg:y2="18.4cm">
          <text:p/>
        </draw:line>
        <draw:frame draw:style-name="gr2" draw:text-style-name="P2" draw:layer="layout" svg:width="1.865cm" svg:height="0.645cm" svg:x="4.801cm" svg:y="17.858cm">
          <draw:text-box>
            <text:p><text:span text:style-name="T1">slicer.left</text:span></text:p>
          </draw:text-box>
        </draw:frame>
        <draw:frame draw:style-name="gr2" draw:text-style-name="P2" draw:layer="layout" svg:width="2.081cm" svg:height="0.645cm" svg:x="20.202cm" svg:y="17.859cm">
          <draw:text-box>
            <text:p><text:span text:style-name="T1">slicer.right</text:span></text:p>
          </draw:text-box>
        </draw:frame>
        <draw:line draw:style-name="gr5" draw:text-style-name="P4" draw:layer="layout" svg:x1="3.4cm" svg:y1="15.6cm" svg:x2="3.4cm" svg:y2="18.2cm">
          <text:p/>
        </draw:line>
        <draw:line draw:style-name="gr5" draw:text-style-name="P4" draw:layer="layout" svg:x1="3.4cm" svg:y1="1.6cm" svg:x2="3.4cm" svg:y2="4.2cm">
          <text:p/>
        </draw:line>
        <draw:line draw:style-name="gr5" draw:text-style-name="P4" draw:layer="layout" svg:x1="23.9cm" svg:y1="15.6cm" svg:x2="23.9cm" svg:y2="18.2cm">
          <text:p/>
        </draw:line>
        <draw:line draw:style-name="gr5" draw:text-style-name="P4" draw:layer="layout" svg:x1="23.9cm" svg:y1="1.6cm" svg:x2="23.9cm" svg:y2="4.2cm">
          <text:p/>
        </draw:line>
        <draw:line draw:style-name="gr5" draw:text-style-name="P4" draw:layer="layout" svg:x1="3.3cm" svg:y1="4.3cm" svg:x2="1.5cm" svg:y2="4.3cm">
          <text:p/>
        </draw:line>
        <draw:line draw:style-name="gr5" draw:text-style-name="P4" draw:layer="layout" svg:x1="3.3cm" svg:y1="15.5cm" svg:x2="1.5cm" svg:y2="15.5cm">
          <text:p/>
        </draw:line>
        <draw:line draw:style-name="gr5" draw:text-style-name="P4" draw:layer="layout" svg:x1="25.8cm" svg:y1="4.3cm" svg:x2="24cm" svg:y2="4.3cm">
          <text:p/>
        </draw:line>
        <draw:line draw:style-name="gr5" draw:text-style-name="P4" draw:layer="layout" svg:x1="25.8cm" svg:y1="15.5cm" svg:x2="24cm" svg:y2="15.5cm">
          <text:p/>
        </draw:line>
        <draw:frame draw:style-name="gr2" draw:text-style-name="P2" draw:layer="layout" svg:width="1.086cm" svg:height="0.645cm" svg:x="1.7cm" svg:y="1.957cm">
          <draw:text-box>
            <text:p><text:span text:style-name="T1">ph0</text:span></text:p>
          </draw:text-box>
        </draw:frame>
        <draw:frame draw:style-name="gr2" draw:text-style-name="P2" draw:layer="layout" svg:width="1.086cm" svg:height="0.645cm" svg:x="2.9cm" svg:y="1.058cm">
          <draw:text-box>
            <text:p><text:span text:style-name="T1">ph1</text:span></text:p>
          </draw:text-box>
        </draw:frame>
        <draw:frame draw:style-name="gr2" draw:text-style-name="P2" draw:layer="layout" svg:width="1.086cm" svg:height="0.645cm" svg:x="4.4cm" svg:y="1.358cm">
          <draw:text-box>
            <text:p><text:span text:style-name="T1">ph2</text:span></text:p>
          </draw:text-box>
        </draw:frame>
        <draw:frame draw:style-name="gr2" draw:text-style-name="P2" draw:layer="layout" svg:width="1.086cm" svg:height="0.645cm" svg:x="19.8cm" svg:y="1.358cm">
          <draw:text-box>
            <text:p><text:span text:style-name="T1">ph3</text:span></text:p>
          </draw:text-box>
        </draw:frame>
        <draw:frame draw:style-name="gr2" draw:text-style-name="P2" draw:layer="layout" svg:width="1.086cm" svg:height="0.645cm" svg:x="23.4cm" svg:y="1.058cm">
          <draw:text-box>
            <text:p><text:span text:style-name="T1">ph4</text:span></text:p>
          </draw:text-box>
        </draw:frame>
        <draw:frame draw:style-name="gr2" draw:text-style-name="P2" draw:layer="layout" svg:width="1.086cm" svg:height="0.645cm" svg:x="24.8cm" svg:y="2.058cm">
          <draw:text-box>
            <text:p><text:span text:style-name="T1">ph5</text:span></text:p>
          </draw:text-box>
        </draw:frame>
        <draw:frame draw:style-name="gr2" draw:text-style-name="P2" draw:layer="layout" svg:width="1.069cm" svg:height="0.645cm" svg:x="1.1cm" svg:y="2.358cm">
          <draw:text-box>
            <text:p><text:span text:style-name="T1">pv0</text:span></text:p>
          </draw:text-box>
        </draw:frame>
        <draw:frame draw:style-name="gr2" draw:text-style-name="P2" draw:layer="layout" svg:width="1.069cm" svg:height="0.645cm" svg:x="0.801cm" svg:y="3.759cm">
          <draw:text-box>
            <text:p><text:span text:style-name="T1">pv1</text:span></text:p>
          </draw:text-box>
        </draw:frame>
        <draw:frame draw:style-name="gr2" draw:text-style-name="P2" draw:layer="layout" svg:width="1.069cm" svg:height="0.645cm" svg:x="0.801cm" svg:y="4.959cm">
          <draw:text-box>
            <text:p><text:span text:style-name="T1">pv2</text:span></text:p>
          </draw:text-box>
        </draw:frame>
        <draw:frame draw:style-name="gr2" draw:text-style-name="P2" draw:layer="layout" svg:width="1.069cm" svg:height="0.645cm" svg:x="0.801cm" svg:y="13.259cm">
          <draw:text-box>
            <text:p><text:span text:style-name="T1">pv3</text:span></text:p>
          </draw:text-box>
        </draw:frame>
        <draw:frame draw:style-name="gr2" draw:text-style-name="P2" draw:layer="layout" svg:width="1.069cm" svg:height="0.645cm" svg:x="0.801cm" svg:y="14.959cm">
          <draw:text-box>
            <text:p><text:span text:style-name="T1">pv4</text:span></text:p>
          </draw:text-box>
        </draw:frame>
        <draw:frame draw:style-name="gr2" draw:text-style-name="P2" draw:layer="layout" svg:width="1.069cm" svg:height="0.645cm" svg:x="1.201cm" svg:y="16.859cm">
          <draw:text-box>
            <text:p><text:span text:style-name="T1">pv5</text:span></text:p>
          </draw:text-box>
        </draw:frame>
        <draw:frame draw:style-name="gr2" draw:text-style-name="P6" draw:layer="layout" svg:width="0.853cm" svg:height="0.962cm" svg:x="3.201cm" svg:y="3.76cm">
          <draw:text-box>
            <text:p text:style-name="P5"><text:span text:style-name="T2">1</text:span></text:p>
          </draw:text-box>
        </draw:frame>
        <draw:frame draw:style-name="gr2" draw:text-style-name="P6" draw:layer="layout" svg:width="0.853cm" svg:height="0.962cm" svg:x="12.402cm" svg:y="3.76cm">
          <draw:text-box>
            <text:p text:style-name="P5"><text:span text:style-name="T2">2</text:span></text:p>
          </draw:text-box>
        </draw:frame>
        <draw:frame draw:style-name="gr2" draw:text-style-name="P6" draw:layer="layout" svg:width="0.853cm" svg:height="0.962cm" svg:x="22.702cm" svg:y="3.76cm">
          <draw:text-box>
            <text:p text:style-name="P5"><text:span text:style-name="T2">3</text:span></text:p>
          </draw:text-box>
        </draw:frame>
        <draw:frame draw:style-name="gr2" draw:text-style-name="P6" draw:layer="layout" svg:width="0.853cm" svg:height="0.962cm" svg:x="3.202cm" svg:y="8.66cm">
          <draw:text-box>
            <text:p text:style-name="P5"><text:span text:style-name="T2">4</text:span></text:p>
          </draw:text-box>
        </draw:frame>
        <draw:frame draw:style-name="gr2" draw:text-style-name="P6" draw:layer="layout" svg:width="0.853cm" svg:height="0.962cm" svg:x="3.203cm" svg:y="15.06cm">
          <draw:text-box>
            <text:p text:style-name="P5"><text:span text:style-name="T2">7</text:span></text:p>
          </draw:text-box>
        </draw:frame>
        <draw:frame draw:style-name="gr2" draw:text-style-name="P6" draw:layer="layout" svg:width="0.853cm" svg:height="0.962cm" svg:x="12.303cm" svg:y="8.66cm">
          <draw:text-box>
            <text:p text:style-name="P5"><text:span text:style-name="T2">5</text:span></text:p>
          </draw:text-box>
        </draw:frame>
        <draw:frame draw:style-name="gr2" draw:text-style-name="P6" draw:layer="layout" svg:width="0.853cm" svg:height="0.962cm" svg:x="22.803cm" svg:y="8.66cm">
          <draw:text-box>
            <text:p text:style-name="P5"><text:span text:style-name="T2">6</text:span></text:p>
          </draw:text-box>
        </draw:frame>
        <draw:frame draw:style-name="gr2" draw:text-style-name="P6" draw:layer="layout" svg:width="0.853cm" svg:height="0.962cm" svg:x="12.403cm" svg:y="15.06cm">
          <draw:text-box>
            <text:p text:style-name="P5"><text:span text:style-name="T2">8</text:span></text:p>
          </draw:text-box>
        </draw:frame>
        <draw:frame draw:style-name="gr2" draw:text-style-name="P6" draw:layer="layout" svg:width="0.853cm" svg:height="0.962cm" svg:x="22.703cm" svg:y="15.16cm">
          <draw:text-box>
            <text:p text:style-name="P5"><text:span text:style-name="T2">9</text:span></text:p>
          </draw:text-box>
        </draw:frame>
        <draw:line draw:style-name="gr6" draw:text-style-name="P7" draw:layer="layout" svg:x1="5.1cm" svg:y1="3.6cm" svg:x2="20.1cm" svg:y2="3.6cm">
          <text:p/>
        </draw:line>
        <draw:line draw:style-name="gr6" draw:text-style-name="P7" draw:layer="layout" svg:x1="2.8cm" svg:y1="5.7cm" svg:x2="2.8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6" draw:display-name="Hatching 6" draw:style="single" draw:color="#999999" draw:distance="0.2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esc Busquets</meta:initial-creator>
    <meta:creation-date>2018-02-14T13:40:57.323429635</meta:creation-date>
    <dc:date>2018-02-14T16:56:52.408205224</dc:date>
    <dc:creator>Francesc Busquets</dc:creator>
    <meta:editing-duration>PT2H51M13S</meta:editing-duration>
    <meta:editing-cycles>6</meta:editing-cycles>
    <meta:generator>LibreOffice/6.0.1.1$Linux_X86_64 LibreOffice_project/00m0$Build-1</meta:generator>
    <meta:document-statistic meta:object-count="43"/>
  </office:meta>
</office:document-meta>
</file>